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ff2e" officeooo:paragraph-rsid="0016ff2e" style:font-size-asian="11pt" style:font-size-complex="11pt"/>
    </style:style>
    <style:style style:name="P2" style:family="paragraph" style:parent-style-name="Footer">
      <style:text-properties fo:font-size="11pt" officeooo:rsid="0018d3fc" officeooo:paragraph-rsid="0018d3fc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4(A) <text:s text:c="4"/>QUICK SORT</text:p>
      <text:p text:style-name="P1">INPUT:-</text:p>
      <text:p text:style-name="P1">#include&lt;stdio.h&gt;</text:p>
      <text:p text:style-name="P1">void quicksort(int [10],int,int);</text:p>
      <text:p text:style-name="P1"></text:p>
      <text:p text:style-name="P1">int main()</text:p>
      <text:p text:style-name="P1">{</text:p>
      <text:p text:style-name="P1"><text:s/>int a[10];</text:p>
      <text:p text:style-name="P1"><text:s/>int size,i;</text:p>
      <text:p text:style-name="P1"><text:s/>printf("Enter the size of array: ");</text:p>
      <text:p text:style-name="P1"><text:s/>scanf("%d",&amp;size);</text:p>
      <text:p text:style-name="P1"><text:s/>printf("Enter the Elements:- ");</text:p>
      <text:p text:style-name="P1"><text:s/>for(i=0;i&lt;size;i++)</text:p>
      <text:p text:style-name="P1"><text:s text:c="3"/>scanf("%d",&amp;a[i]);</text:p>
      <text:p text:style-name="P1"><text:s/>printf("\nUnsorted List:- ");</text:p>
      <text:p text:style-name="P1"><text:s/>for(i=0;i&lt;size;i++)</text:p>
      <text:p text:style-name="P1"><text:s text:c="3"/>printf(" %d",a[i]);</text:p>
      <text:p text:style-name="P1"><text:s/>quicksort(a,0,size-1);</text:p>
      <text:p text:style-name="P1"><text:s/>printf("\nSorted List:- ");</text:p>
      <text:p text:style-name="P1"><text:s/>for(i=0;i&lt;size;i++)</text:p>
      <text:p text:style-name="P1"><text:s text:c="3"/>printf(" %d",a[i]);</text:p>
      <text:p text:style-name="P1"><text:s/>printf("\n");</text:p>
      <text:p text:style-name="P1">}</text:p>
      <text:p text:style-name="P1"></text:p>
      <text:p text:style-name="P1">void quicksort(int a[10],int first,int last)</text:p>
      <text:p text:style-name="P1">{</text:p>
      <text:p text:style-name="P1"><text:s/>int pivot,i,j,temp;</text:p>
      <text:p text:style-name="P1"><text:s/>if(first&lt;last)</text:p>
      <text:p text:style-name="P1"><text:s text:c="3"/>{</text:p>
      <text:p text:style-name="P1"><text:s text:c="4"/>pivot=first;</text:p>
      <text:p text:style-name="P1"><text:s text:c="4"/>i=first;</text:p>
      <text:p text:style-name="P1"><text:s text:c="4"/>j=last;</text:p>
      <text:p text:style-name="P1"><text:s text:c="4"/>while(i&lt;j)</text:p>
      <text:p text:style-name="P1"><text:s text:c="6"/>{</text:p>
      <text:p text:style-name="P1"><text:s text:c="7"/>while(a[i]&lt;=a[pivot] &amp;&amp; i&lt;last)</text:p>
      <text:p text:style-name="P1"><text:s text:c="9"/>i++;</text:p>
      <text:p text:style-name="P1"><text:s text:c="7"/>while(a[j]&gt;a[pivot])</text:p>
      <text:p text:style-name="P1"><text:s text:c="9"/>j--;</text:p>
      <text:p text:style-name="P1"><text:s text:c="7"/>if(i&lt;j)</text:p>
      <text:p text:style-name="P1"><text:s text:c="9"/>{</text:p>
      <text:p text:style-name="P1"><text:s text:c="10"/>temp=a[i];</text:p>
      <text:p text:style-name="P1"><text:s text:c="10"/>a[i]=a[j];</text:p>
      <text:p text:style-name="P1"><text:s text:c="10"/>a[j]=temp;</text:p>
      <text:p text:style-name="P1"><text:s text:c="9"/>}</text:p>
      <text:p text:style-name="P1"><text:s text:c="7"/>}</text:p>
      <text:p text:style-name="P1"><text:s text:c="4"/>temp=a[pivot];</text:p>
      <text:p text:style-name="P1"><text:s text:c="4"/>a[pivot]=a[j];</text:p>
      <text:p text:style-name="P1"><text:s text:c="4"/>a[j]=temp;</text:p>
      <text:p text:style-name="P1"><text:s text:c="4"/>quicksort(a,first,j-1);</text:p>
      <text:p text:style-name="P1"><text:s text:c="4"/>quicksort(a,j+1,last);</text:p>
      <text:p text:style-name="P1"><text:s text:c="3"/>}</text:p>
      <text:p text:style-name="P1">}</text:p>
      <text:p text:style-name="P1">OUTPUT:-</text:p>
      <text:p text:style-name="P1">student@CE4PC-12:~$ gedit quick.c</text:p>
      <text:p text:style-name="P1">student@CE4PC-12:~$ cc -c quick.c</text:p>
      <text:p text:style-name="P1"><text:soft-page-break/>student@CE4PC-12:~$ cc -o quick quick.c</text:p>
      <text:p text:style-name="P1">student@CE4PC-12:~$ ./quick</text:p>
      <text:p text:style-name="P1">Enter the size of array: 10</text:p>
      <text:p text:style-name="P1">Enter the Elements:- 9 5 3 6 8 7 4 1 2 10</text:p>
      <text:p text:style-name="P1"></text:p>
      <text:p text:style-name="P1">Unsorted List:- <text:s/>9 5 3 6 8 7 4 1 2 10</text:p>
      <text:p text:style-name="P1">Sorted List:- <text:s/>1 2 3 4 5 6 7 8 9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8d3fc" officeooo:paragraph-rsid="0018d3fc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4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22:50.989609116</meta:creation-date>
    <dc:date>2015-08-21T14:25:57.748482845</dc:date>
    <meta:editing-duration>PT48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2" meta:paragraph-count="63" meta:word-count="142" meta:character-count="1244" meta:non-whitespace-character-count="931"/>
  </office:meta>
</office:document-meta>
</file>